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TC" svg:font-family="Noto Serif TC" style:font-family-generic="roman" style:font-pitch="variable" svg:panose-1="2 2 2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TC" svg:font-family="Noto Sans TC" style:font-family-generic="swiss" style:font-pitch="variable" svg:panose-1="2 11 2 0 0 0 0 0 0 0"/>
    <style:font-face style:name="Segoe UI" svg:font-family="Segoe UI" style:font-family-generic="swiss" style:font-pitch="variable" svg:panose-1="2 11 5 2 4 2 4 2 2 3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Segoe UI" style:font-name-complex="Segoe UI" fo:color="#0F1115" fo:background-color="#FFFFFF"/>
    </style:style>
    <style:style style:name="T3" style:parent-style-name="強調粗體" style:family="text">
      <style:text-properties style:font-name="Segoe UI" style:font-name-complex="Segoe UI" fo:color="#0F1115" fo:background-color="#FFFFFF"/>
    </style:style>
    <style:style style:name="T4" style:parent-style-name="強調粗體" style:family="text">
      <style:text-properties style:font-name="Segoe UI" style:font-name-complex="Segoe UI" fo:color="#0F1115" fo:background-color="#FFFFFF"/>
    </style:style>
    <style:style style:name="T5" style:parent-style-name="強調粗體" style:family="text">
      <style:text-properties style:font-name="Segoe UI" style:font-name-complex="Segoe UI" fo:color="#0F1115" fo:background-color="#FFFFFF"/>
    </style:style>
    <style:style style:name="T6" style:parent-style-name="強調粗體" style:family="text">
      <style:text-properties style:font-name="Segoe UI" style:font-name-complex="Segoe UI" fo:color="#0F1115" fo:background-color="#FFFFFF"/>
    </style:style>
    <style:style style:name="T7" style:parent-style-name="強調粗體" style:family="text">
      <style:text-properties style:font-name="Segoe UI" style:font-name-complex="Segoe UI" fo:color="#0F1115" fo:background-color="#FFFFFF"/>
    </style:style>
    <style:style style:name="T8" style:parent-style-name="Standard" style:family="text">
      <style:text-properties style:font-name="Segoe UI" style:font-name-complex="Segoe UI" fo:color="#0F1115" fo:background-color="#FFFFFF"/>
    </style:style>
    <style:style style:name="T9" style:parent-style-name="強調粗體" style:family="text">
      <style:text-properties style:font-name="Segoe UI" style:font-name-complex="Segoe UI" fo:color="#0F1115" fo:background-color="#FFFFFF"/>
    </style:style>
    <style:style style:name="T10" style:parent-style-name="預設段落字型" style:family="text">
      <style:text-properties style:language-asian="zh" style:country-asian="CN"/>
    </style:style>
    <style:style style:name="T11" style:parent-style-name="預設段落字型" style:family="text">
      <style:text-properties style:language-asian="zh" style:country-asian="CN"/>
    </style:style>
    <style:style style:name="T12" style:parent-style-name="預設段落字型" style:family="text">
      <style:text-properties style:font-name="Segoe UI" style:font-name-complex="Segoe UI" fo:color="#0F1115" fo:background-color="#FFFFFF" style:language-asian="zh" style:country-asian="CN"/>
    </style:style>
    <style:style style:name="T13" style:parent-style-name="預設段落字型" style:family="text">
      <style:text-properties style:font-name="Segoe UI" style:font-name-complex="Segoe UI" fo:color="#0F1115" fo:background-color="#FFFFFF" style:language-asian="zh" style:country-asian="CN"/>
    </style:style>
    <style:style style:name="T14" style:parent-style-name="預設段落字型" style:family="text">
      <style:text-properties style:font-name="新細明體" style:font-name-asian="新細明體" style:font-name-complex="新細明體" fo:color="#0F1115" fo:background-color="#FFFFFF" style:language-asian="zh" style:country-asian="CN"/>
    </style:style>
    <style:style style:name="T15" style:parent-style-name="預設段落字型" style:family="text">
      <style:text-properties style:font-name="新細明體" style:font-name-asian="新細明體" style:font-name-complex="新細明體" fo:color="#0F1115" fo:background-color="#FFFFFF" style:language-asian="zh" style:country-asian="CN"/>
    </style:style>
    <style:style style:name="T16" style:parent-style-name="預設段落字型" style:family="text">
      <style:text-properties style:font-name="新細明體" style:font-name-asian="新細明體" style:font-name-complex="新細明體" fo:color="#0F1115" fo:background-color="#FFFFFF" style:language-asian="zh" style:country-asian="CN"/>
    </style:style>
    <style:style style:name="T17" style:parent-style-name="預設段落字型" style:family="text">
      <style:text-properties style:font-name="新細明體" style:font-name-asian="新細明體" style:font-name-complex="新細明體" fo:color="#0F1115" fo:background-color="#FFFFFF" style:language-asian="zh" style:country-asian="CN"/>
    </style:style>
    <style:style style:name="T18" style:parent-style-name="預設段落字型" style:family="text">
      <style:text-properties style:font-name="新細明體" style:font-name-asian="新細明體" style:font-name-complex="新細明體" fo:color="#0F1115" fo:background-color="#FFFFFF" style:language-asian="zh" style:country-asian="CN"/>
    </style:style>
    <style:style style:name="P19" style:parent-style-name="Standard" style:family="paragraph">
      <style:text-properties style:font-name="Calibri" style:font-name-asian="新細明體" style:font-name-complex="新細明體" fo:color="#0F1115" fo:background-color="#FFFFFF" fo:language="vi" fo:country="VN" style:language-asian="zh" style:country-asian="CN"/>
    </style:style>
    <style:style style:name="P20" style:parent-style-name="Standard" style:family="paragraph">
      <style:text-properties style:font-name="新細明體" style:font-name-asian="新細明體" style:font-name-complex="新細明體" fo:color="#0F1115" fo:background-color="#FFFFFF"/>
    </style:style>
  </office:automatic-styles>
  <office:body>
    <office:text text:use-soft-page-breaks="true">
      <text:p text:style-name="P1">1.做事之前，先蒐集並整理好所有資料</text:p>
      <text:p text:style-name="Standard">2.工欲善其事，必先利其器：EDGE, PDFGEAR,<text:s/><text:span text:style-name="T2"> </text:span><text:span text:style-name="T3">MUA</text:span><text:span text:style-name="T4">（</text:span><text:span text:style-name="T5">Mail User Agent</text:span><text:span text:style-name="T6">）</text:span><text:span text:style-name="T7">,</text:span><text:span text:style-name="T8"><text:s/></text:span><text:span text:style-name="T9">Email Client</text:span></text:p>
      <text:p text:style-name="Standard">3.不要直接埋頭苦幹，先列出所有要完成的事項，排定好schedule或表格。</text:p>
      <text:p text:style-name="內文"><text:span text:style-name="T10">4</text:span><text:span text:style-name="T11">.</text:span><text:span text:style-name="T12"><text:s/></text:span><text:span text:style-name="T13">网易邮箱大</text:span><text:span text:style-name="T14">师</text:span><text:span text:style-name="T15">：</text:span><text:span text:style-name="T16">邮件客户端用一个“统一收件箱”把所有邮件汇聚在一起，让你一个界面看完所有邮件。这解决了信息碎片化的问题，本质上是一种聚合工具——类似</text:span><text:span text:style-name="T17">RSS</text:span><text:span text:style-name="T18">阅读器把不同网站的文章聚合在一起，或者财务软件把不同银行卡的流水聚合在一起。</text:span></text:p>
      <text:p text:style-name="P19"/>
      <text:p text:style-name="P20">5.PDFGEAR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TC" svg:font-family="Noto Serif TC" style:font-family-generic="roman" style:font-pitch="variable" svg:panose-1="2 2 2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TC" svg:font-family="Noto Sans TC" style:font-family-generic="swiss" style:font-pitch="variable" svg:panose-1="2 11 2 0 0 0 0 0 0 0"/>
    <style:font-face style:name="Segoe UI" svg:font-family="Segoe UI" style:font-family-generic="swiss" style:font-pitch="variable" svg:panose-1="2 11 5 2 4 2 4 2 2 3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Noto Serif T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T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6-03-20T22:42:00Z</meta:creation-date>
    <dc:date>2026-03-25T07:25:00Z</dc:date>
    <meta:template xlink:href="Normal.dotm" xlink:type="simple"/>
    <meta:editing-cycles>5</meta:editing-cycles>
    <meta:editing-duration>PT720S</meta:editing-duration>
    <meta:document-statistic meta:page-count="1" meta:paragraph-count="1" meta:word-count="37" meta:character-count="252" meta:row-count="1" meta:non-whitespace-character-count="216"/>
  </office:meta>
</office:document-meta>
</file>